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3pt" style:font-size-asian="13pt" style:font-size-complex="13pt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3pt" style:text-underline-style="none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1: Gruppresentation</text:p>
      <text:p text:style-name="P1">Namn, peka </text:p>
      <text:p text:style-name="P1">      Projektnamn </text:p>
      <text:p text:style-name="P1"/>
      <text:p text:style-name="P3">2: Projektpresentation, definitioner</text:p>
      <text:p text:style-name="P2">Skillnad concurrent, parallell</text:p>
      <text:p text:style-name="P1">    Concurrent: Flera processer på samma kärna </text:p>
      <text:p text:style-name="P1"><text:tab/>Exempel: Firefox och Winamp ser ut att köra samtidigt.</text:p>
      <text:p text:style-name="P1">    Parallell: Flera processer utspridda på olika kärnor RIKTIGT parallellt. </text:p>
      <text:p text:style-name="P2"><text:tab/>Concurrent kan aldrig snabba upp någonting, parallell kan öka hastigheten</text:p>
      <text:p text:style-name="P1"/>
      <text:p text:style-name="P2">Algoritm: </text:p>
      <text:p text:style-name="P1">    Instruktioner som löser uppgift. </text:p>
      <text:p text:style-name="P1">    Ett program innehåller minst en algoritm. </text:p>
      <text:p text:style-name="P1"/>
      <text:p text:style-name="P2">Projektpresentation </text:p>
      <text:p text:style-name="P2"><text:tab/>Vad har VI gjort?</text:p>
      <text:p text:style-name="P1"><text:tab/>Vi har arbetat med programmet <text:span text:style-name="T1">OpenFOAM</text:span>, försökt parallellisera delar av projektets kod.</text:p>
      <text:p text:style-name="P1"/>
      <text:p text:style-name="P3">3: Disposition </text:p>
      <text:p text:style-name="P1"><text:tab/>Första punkten avklarad.</text:p>
      <text:p text:style-name="P1"/>
      <text:p text:style-name="P2"><text:tab/>Vad är OpenFOAM?</text:p>
      <text:p text:style-name="P1"/>
      <text:p text:style-name="P6"><text:tab/>Bakningsexempel</text:p>
      <text:p text:style-name="P1"><text:tab/>    Förenklad förklaring, för att ge inblick i problematik och möjligheter. </text:p>
      <text:p text:style-name="P1"/>
      <text:p text:style-name="P1"><text:tab/>OpenFOAM-resultat, hur gick det?</text:p>
      <text:p text:style-name="P1"/>
      <text:p text:style-name="P1"><text:tab/>Diskussion, slutsats.</text:p>
      <text:p text:style-name="P1"/>
      <text:p text:style-name="P4">4: OpenFOAM, vad är det?</text:p>
      <text:p text:style-name="P2"><text:tab/>Simulationsramverk för flödesdynamik.</text:p>
      <text:p text:style-name="P1"><text:tab/>Används för att simulera fysikaliska och kemiska händelseförlopp.</text:p>
      <text:p text:style-name="P1"><text:tab/>Open source.<text:tab/></text:p>
      <text:p text:style-name="P1"/>
      <text:p text:style-name="P3">5: Pepparkakor</text:p>
      <text:p text:style-name="P1"><text:s text:c="4"/>Kod motsvaras av bakrecept, jämför med koden brevid.</text:p>
      <text:p text:style-name="P1">    5.1. Visa kod, dra parallellerna </text:p>
      <text:p text:style-name="P1">        Diskutera lösning</text:p>
      <text:p text:style-name="P1"><text:soft-page-break/>    5.2. Visa lösning</text:p>
      <text:p text:style-name="P1"/>
      <text:p text:style-name="P3">6: Cheesecake</text:p>
      <text:p text:style-name="P1">    Visa recept</text:p>
      <text:p text:style-name="P1">    6.1. endast botten.</text:p>
      <text:p text:style-name="P1">    6.2. Fler kockar? Går inte, beroende 2-&gt;1</text:p>
      <text:p text:style-name="P1">    6.3. Kod+lösning </text:p>
      <text:p text:style-name="P1">        förklara uppdelning </text:p>
      <text:p text:style-name="P3">7. Bakningsslutsatser. </text:p>
      <text:p text:style-name="P1">     Skalning, finns en gräns (gräddning, degmakande) </text:p>
      <text:p text:style-name="P1"/>
      <text:p text:style-name="P9">8. Solve</text:p>
      <text:p text:style-name="P9"><text:span text:style-name="T2"><text:tab/></text:span>8.1 Original</text:p>
      <text:p text:style-name="P10"><text:tab/><text:tab/>Förklara ekvationsstrukturen, vänster-/högerled</text:p>
      <text:p text:style-name="P10"><text:tab/><text:tab/>Cheesecake</text:p>
      <text:p text:style-name="P10"><text:tab/><text:span text:style-name="T3">8.2 Sections</text:span></text:p>
      <text:p text:style-name="P10"><text:tab/><text:tab/>Sparar undan värdena</text:p>
      <text:p text:style-name="P10"><text:tab/><text:tab/>Visa på diagrammet, kortare totaltid.</text:p>
      <text:p text:style-name="P10"><text:tab/><text:span text:style-name="T3">8.3 Resultat</text:span></text:p>
      <text:p text:style-name="P10"><text:tab/><text:tab/>Förklara tidsberäkningen</text:p>
      <text:p text:style-name="P10"/>
      <text:p text:style-name="P9">9. Slutdiskussion</text:p>
      <text:p text:style-name="P10"><text:tab/>Pepparkakor är bäst</text:p>
      <text:p text:style-name="P10"><text:tab/>Cheesecake är ändå användbart</text:p>
      <text:p text:style-name="P10"><text:tab/>Det finns andra sätt att parallellisera, inget lika effektivt som pepparkak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1: Namna, peka</dc:title>
    <meta:initial-creator/>
    <meta:editing-cycles>12</meta:editing-cycles>
    <dc:date>2010-06-01T08:36:17</dc:date>
    <meta:editing-duration>PT00H35M53S</meta:editing-duration>
    <meta:document-statistic meta:table-count="0" meta:image-count="0" meta:object-count="0" meta:page-count="2" meta:paragraph-count="52" meta:word-count="204" meta:character-count="1648"/>
  </office:meta>
</office:document-meta>
</file>